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3de54" officeooo:paragraph-rsid="0013de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mplo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 Luis</meta:initial-creator>
    <meta:creation-date>2014-04-22T12:13:58.223350677</meta:creation-date>
    <dc:date>2014-04-22T12:14:25.714807274</dc:date>
    <dc:creator>Jose Luis</dc:creator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8" meta:non-whitespace-character-count="8"/>
    <meta:generator>LibreOffice/4.2.1.1$Linux_X86_64 LibreOffice_project/420m0$Build-1</meta:generator>
  </office:meta>
</office:document-meta>
</file>